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 svg:font-family="Roboto, arial, sans-serif"/>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46ac" officeooo:paragraph-rsid="001146ac"/>
    </style:style>
    <style:style style:name="P2" style:family="paragraph" style:parent-style-name="Standard">
      <style:text-properties fo:color="#000000" style:font-name="Consolas" fo:font-size="9.5pt" style:font-size-asian="9.5pt" fo:background-color="#ffffff"/>
    </style:style>
    <style:style style:name="P3" style:family="paragraph" style:parent-style-name="Standard">
      <style:text-properties officeooo:rsid="001146ac" officeooo:paragraph-rsid="001146ac"/>
    </style:style>
    <style:style style:name="P4" style:family="paragraph" style:parent-style-name="Standard">
      <style:text-properties officeooo:rsid="001146ac" officeooo:paragraph-rsid="00211414"/>
    </style:style>
    <style:style style:name="P5" style:family="paragraph" style:parent-style-name="Standard">
      <style:text-properties officeooo:rsid="002693c0" officeooo:paragraph-rsid="002693c0"/>
    </style:style>
    <style:style style:name="P6" style:family="paragraph" style:parent-style-name="Standard">
      <style:text-properties officeooo:rsid="00283b8f" officeooo:paragraph-rsid="00283b8f"/>
    </style:style>
    <style:style style:name="P7" style:family="paragraph" style:parent-style-name="Standard">
      <style:text-properties officeooo:rsid="0029393c" officeooo:paragraph-rsid="0029393c"/>
    </style:style>
    <style:style style:name="T1" style:family="text">
      <style:text-properties fo:color="#0000ff" style:font-name="Consolas" fo:font-size="9.5pt" style:font-size-asian="9.5pt" fo:background-color="#ffffff"/>
    </style:style>
    <style:style style:name="T2" style:family="text">
      <style:text-properties fo:color="#000000" style:font-name="Consolas" fo:font-size="9.5pt" style:font-size-asian="9.5pt" fo:background-color="#ffffff"/>
    </style:style>
    <style:style style:name="T3" style:family="text">
      <style:text-properties fo:color="#a31515" style:font-name="Consolas" fo:font-size="9.5pt" style:font-size-asian="9.5pt" fo:background-color="#ffffff"/>
    </style:style>
    <style:style style:name="T4" style:family="text">
      <style:text-properties fo:color="#008000" style:font-name="Consolas" fo:font-size="9.5pt" style:font-size-asian="9.5pt" fo:background-color="#ffffff"/>
    </style:style>
    <style:style style:name="T5" style:family="text">
      <style:text-properties fo:color="#808080" style:font-name="Consolas" fo:font-size="9.5pt" style:font-size-asian="9.5pt" fo:background-color="#ffffff"/>
    </style:style>
    <style:style style:name="T6" style:family="text">
      <style:text-properties fo:color="#008080" style:font-name="Consolas" fo:font-size="9.5pt" style:font-size-asian="9.5pt" fo:background-color="#ffffff"/>
    </style:style>
    <style:style style:name="T7" style:family="text">
      <style:text-properties officeooo:rsid="00211414"/>
    </style:style>
    <style:style style:name="T8" style:family="text">
      <style:text-properties officeooo:rsid="0029eceb"/>
    </style:style>
    <style:style style:name="T9" style:family="text">
      <style:text-properties fo:color="#6f008a" style:font-name="Consolas" fo:font-size="9.5pt" style:font-size-asian="9.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rray</text:p>
      <text:p text:style-name="P5"/>
      <text:p text:style-name="P5">Em algum momento será necessário agrupar mais de um valor em uma única variável, isso economiza tempo e customiza o código, estamos falando de Array (ordenar, organizar, agrupamento), no lugar de criar várias variáveis, podemos criar uma única variável com vários valores ordenados, isso facilita quando desejamos criar uma matriz de valores, imagina colocar cinquenta variáveis para representar uma matriz, se pode usar uma única variável organizada com índices assim como as matrizes que estudamos na matemática com colunas e linhas. O que fica melhor, cinquenta variáveis distintas ou uma única variável com um índice de linhas e colunas?</text:p>
      <text:p text:style-name="P5"/>
      <text:p text:style-name="P7">OBS: um array sempre começa pela posição zero, por este motivo um array [<text:span text:style-name="T8">7</text:span>] tem <text:span text:style-name="T8">6</text:span> posições (0, 1, 2, 3, 4, 5, 6).</text:p>
      <text:p text:style-name="P5"/>
      <text:p text:style-name="P5">Exemplos do uso de array:</text:p>
      <text:p text:style-name="P5"/>
      <text:p text:style-name="P5"><text:span text:style-name="T1">#include</text:span><text:span text:style-name="T2"> </text:span><text:span text:style-name="T3">"stdafx.h"</text:span></text:p>
      <text:p text:style-name="Standard"><text:span text:style-name="T1">#include</text:span><text:span text:style-name="T2"> </text:span><text:span text:style-name="T3">&lt;iostream&gt;</text:span><text:span text:style-name="T2"> </text:span><text:span text:style-name="T4">// usar comando de saida cout</text:span></text:p>
      <text:p text:style-name="P2"/>
      <text:p text:style-name="Standard"><text:span text:style-name="T1">using</text:span><text:span text:style-name="T2"> </text:span><text:span text:style-name="T1">namespace</text:span><text:span text:style-name="T2"> std;</text:span></text:p>
      <text:p text:style-name="P2"/>
      <text:p text:style-name="Standard"><text:span text:style-name="T1">int</text:span><text:span text:style-name="T2"> main(</text:span><text:span text:style-name="T1">int</text:span><text:span text:style-name="T2"> </text:span><text:span text:style-name="T5">argc</text:span><text:span text:style-name="T2">, </text:span><text:span text:style-name="T1">char</text:span><text:span text:style-name="T2">** </text:span><text:span text:style-name="T5">argv</text:span><text:span text:style-name="T2">) {</text:span></text:p>
      <text:p text:style-name="P2"/>
      <text:p text:style-name="Standard"><text:span text:style-name="T2"><text:tab/></text:span><text:span text:style-name="T4">// criar variáveis</text:span></text:p>
      <text:p text:style-name="Standard"><text:span text:style-name="T2"><text:tab/></text:span><text:span text:style-name="T1">float</text:span><text:span text:style-name="T2"> a[7]; </text:span><text:span text:style-name="T4">// cria array sem valores atribuidos</text:span></text:p>
      <text:p text:style-name="Standard"><text:span text:style-name="T2"><text:tab/></text:span><text:span text:style-name="T1">float</text:span><text:span text:style-name="T2"> *b = </text:span><text:span text:style-name="T1">new</text:span><text:span text:style-name="T2"> </text:span><text:span text:style-name="T1">float</text:span><text:span text:style-name="T2">[7]; </text:span><text:span text:style-name="T4">// cria ponteiro array com o comando new</text:span></text:p>
      <text:p text:style-name="Standard"><text:span text:style-name="T2"><text:tab/></text:span><text:span text:style-name="T1">float</text:span><text:span text:style-name="T2"> *c = (</text:span><text:span text:style-name="T1">float</text:span><text:span text:style-name="T2"> *)malloc(</text:span><text:span text:style-name="T1">sizeof</text:span><text:span text:style-name="T2">(</text:span><text:span text:style-name="T1">float</text:span><text:span text:style-name="T2">[7])); </text:span><text:span text:style-name="T4">// cria o ponteiro array com o comando malloc</text:span></text:p>
      <text:p text:style-name="Standard"><text:span text:style-name="T2"><text:tab/></text:span><text:span text:style-name="T1">float</text:span><text:span text:style-name="T2"> d[7] = { 0, 5, 10, 15, 20, 25, 30}; </text:span><text:span text:style-name="T4">// cria array com valores atribuidos</text:span></text:p>
      <text:p text:style-name="Standard"><text:span text:style-name="T2"><text:tab/></text:span></text:p>
      <text:p text:style-name="Standard"><text:span text:style-name="T2"><text:tab/></text:span><text:span text:style-name="T1">int</text:span><text:span text:style-name="T2"> i;</text:span></text:p>
      <text:p text:style-name="Standard"><text:span text:style-name="T2"><text:tab/></text:span><text:span text:style-name="T1">float</text:span><text:span text:style-name="T2"> ax, bx, cx;</text:span></text:p>
      <text:p text:style-name="P2"/>
      <text:p text:style-name="Standard"><text:span text:style-name="T2"><text:tab/></text:span><text:span text:style-name="T1">for</text:span><text:span text:style-name="T2"> (i = 0; i &lt;= 6; i++) {</text:span></text:p>
      <text:p text:style-name="Standard"><text:span text:style-name="T2"><text:tab/><text:tab/></text:span><text:span text:style-name="T4">// calculo do conterudo dos valores a serem incluidos nas variaveis</text:span></text:p>
      <text:p text:style-name="Standard"><text:span text:style-name="T2"><text:tab/><text:tab/>ax = (</text:span><text:span text:style-name="T1">float</text:span><text:span text:style-name="T2">)i * 2; bx = (</text:span><text:span text:style-name="T1">float</text:span><text:span text:style-name="T2">)i * 3; cx = (</text:span><text:span text:style-name="T1">float</text:span><text:span text:style-name="T2">)i * 4;</text:span></text:p>
      <text:p text:style-name="Standard"><text:span text:style-name="T2"><text:tab/><text:tab/></text:span><text:span text:style-name="T4">// incluindo valores as variaveis indice a indice</text:span></text:p>
      <text:p text:style-name="Standard"><text:span text:style-name="T2"><text:tab/><text:tab/>a[i] = ax;</text:span></text:p>
      <text:p text:style-name="Standard"><text:span text:style-name="T2"><text:tab/><text:tab/>b[i] = bx;</text:span></text:p>
      <text:p text:style-name="Standard"><text:span text:style-name="T2"><text:tab/><text:tab/>c[i] = cx;</text:span></text:p>
      <text:p text:style-name="Standard"><text:span text:style-name="T2"><text:tab/>}</text:span></text:p>
      <text:p text:style-name="P2"/>
      <text:p text:style-name="Standard"><text:span text:style-name="T2"><text:tab/></text:span><text:span text:style-name="T4">// mostra array</text:span></text:p>
      <text:p text:style-name="Standard"><text:span text:style-name="T2"><text:tab/></text:span><text:span text:style-name="T1">for</text:span><text:span text:style-name="T2"> (i = 0; i &lt;= 6; i++) {</text:span></text:p>
      <text:p text:style-name="Standard"><text:span text:style-name="T2"><text:tab/><text:tab/>cout </text:span><text:span text:style-name="T6">&lt;&lt;</text:span><text:span text:style-name="T2"> </text:span><text:span text:style-name="T3">"a["</text:span><text:span text:style-name="T2"> </text:span><text:span text:style-name="T6">&lt;&lt;</text:span><text:span text:style-name="T2"> i </text:span><text:span text:style-name="T6">&lt;&lt;</text:span><text:span text:style-name="T2"> </text:span><text:span text:style-name="T3">"] = "</text:span><text:span text:style-name="T2"> </text:span><text:span text:style-name="T6">&lt;&lt;</text:span><text:span text:style-name="T2"> a[i] </text:span><text:span text:style-name="T6">&lt;&lt;</text:span><text:span text:style-name="T2"> endl;</text:span></text:p>
      <text:p text:style-name="Standard"><text:span text:style-name="T2"><text:tab/>}</text:span></text:p>
      <text:p text:style-name="P2"/>
      <text:p text:style-name="Standard"><text:span text:style-name="T2"><text:tab/>cout </text:span><text:span text:style-name="T6">&lt;&lt;</text:span><text:span text:style-name="T2"> endl </text:span><text:span text:style-name="T6">&lt;&lt;</text:span><text:span text:style-name="T2"> endl;</text:span></text:p>
      <text:p text:style-name="P2"/>
      <text:p text:style-name="Standard"><text:span text:style-name="T2"><text:tab/></text:span><text:span text:style-name="T4">// mostra array</text:span></text:p>
      <text:p text:style-name="Standard"><text:span text:style-name="T2"><text:tab/></text:span><text:span text:style-name="T1">for</text:span><text:span text:style-name="T2"> (i = 0; i &lt;= 6; i++) {</text:span></text:p>
      <text:p text:style-name="Standard"><text:span text:style-name="T2"><text:tab/><text:tab/>cout </text:span><text:span text:style-name="T6">&lt;&lt;</text:span><text:span text:style-name="T2"> </text:span><text:span text:style-name="T3">"b["</text:span><text:span text:style-name="T2"> </text:span><text:span text:style-name="T6">&lt;&lt;</text:span><text:span text:style-name="T2"> i </text:span><text:span text:style-name="T6">&lt;&lt;</text:span><text:span text:style-name="T2"> </text:span><text:span text:style-name="T3">"] = "</text:span><text:span text:style-name="T2"> </text:span><text:span text:style-name="T6">&lt;&lt;</text:span><text:span text:style-name="T2"> b[i] </text:span><text:span text:style-name="T6">&lt;&lt;</text:span><text:span text:style-name="T2"> endl;</text:span></text:p>
      <text:p text:style-name="Standard"><text:span text:style-name="T2"><text:tab/>}</text:span></text:p>
      <text:p text:style-name="P2"/>
      <text:p text:style-name="Standard"><text:span text:style-name="T2"><text:tab/>cout </text:span><text:span text:style-name="T6">&lt;&lt;</text:span><text:span text:style-name="T2"> endl </text:span><text:span text:style-name="T6">&lt;&lt;</text:span><text:span text:style-name="T2"> endl;</text:span></text:p>
      <text:p text:style-name="P2"/>
      <text:p text:style-name="Standard"><text:span text:style-name="T2"><text:tab/></text:span><text:span text:style-name="T4">// mostra array</text:span></text:p>
      <text:p text:style-name="Standard"><text:span text:style-name="T2"><text:tab/></text:span><text:span text:style-name="T1">for</text:span><text:span text:style-name="T2"> (i = 0; i &lt;= 6; i++) {</text:span></text:p>
      <text:p text:style-name="Standard"><text:span text:style-name="T2"><text:tab/><text:tab/>cout </text:span><text:span text:style-name="T6">&lt;&lt;</text:span><text:span text:style-name="T2"> </text:span><text:span text:style-name="T3">"c["</text:span><text:span text:style-name="T2"> </text:span><text:span text:style-name="T6">&lt;&lt;</text:span><text:span text:style-name="T2"> i </text:span><text:span text:style-name="T6">&lt;&lt;</text:span><text:span text:style-name="T2"> </text:span><text:span text:style-name="T3">"] = "</text:span><text:span text:style-name="T2"> </text:span><text:span text:style-name="T6">&lt;&lt;</text:span><text:span text:style-name="T2"> c[i] </text:span><text:span text:style-name="T6">&lt;&lt;</text:span><text:span text:style-name="T2"> endl;</text:span></text:p>
      <text:p text:style-name="Standard"><text:span text:style-name="T2"><text:tab/>}</text:span></text:p>
      <text:p text:style-name="P2"/>
      <text:p text:style-name="Standard"><text:span text:style-name="T2"><text:tab/>cout </text:span><text:span text:style-name="T6">&lt;&lt;</text:span><text:span text:style-name="T2"> endl </text:span><text:span text:style-name="T6">&lt;&lt;</text:span><text:span text:style-name="T2"> endl;</text:span></text:p>
      <text:p text:style-name="P2"><text:soft-page-break/></text:p>
      <text:p text:style-name="Standard"><text:span text:style-name="T2"><text:tab/></text:span><text:span text:style-name="T4">// mostra array</text:span></text:p>
      <text:p text:style-name="Standard"><text:span text:style-name="T2"><text:tab/></text:span><text:span text:style-name="T1">for</text:span><text:span text:style-name="T2"> (i = 0; i &lt;= 6; i++) {</text:span></text:p>
      <text:p text:style-name="Standard"><text:span text:style-name="T2"><text:tab/><text:tab/>cout </text:span><text:span text:style-name="T6">&lt;&lt;</text:span><text:span text:style-name="T2"> </text:span><text:span text:style-name="T3">"d["</text:span><text:span text:style-name="T2"> </text:span><text:span text:style-name="T6">&lt;&lt;</text:span><text:span text:style-name="T2"> i </text:span><text:span text:style-name="T6">&lt;&lt;</text:span><text:span text:style-name="T2"> </text:span><text:span text:style-name="T3">"] = "</text:span><text:span text:style-name="T2"> </text:span><text:span text:style-name="T6">&lt;&lt;</text:span><text:span text:style-name="T2"> d[i] </text:span><text:span text:style-name="T6">&lt;&lt;</text:span><text:span text:style-name="T2"> endl;</text:span></text:p>
      <text:p text:style-name="Standard"><text:span text:style-name="T2"><text:tab/>}</text:span></text:p>
      <text:p text:style-name="P2"/>
      <text:p text:style-name="Standard"><text:span text:style-name="T2"><text:tab/>cout </text:span><text:span text:style-name="T6">&lt;&lt;</text:span><text:span text:style-name="T2"> endl </text:span><text:span text:style-name="T6">&lt;&lt;</text:span><text:span text:style-name="T2"> endl;</text:span></text:p>
      <text:p text:style-name="P2"/>
      <text:p text:style-name="Standard"><text:span text:style-name="T2"><text:tab/></text:span><text:span text:style-name="T4">//desalocar memoria dos ponteiros</text:span></text:p>
      <text:p text:style-name="Standard"><text:span text:style-name="T2"><text:tab/>b = </text:span><text:span text:style-name="T9">NULL</text:span><text:span text:style-name="T2">; </text:span><text:span text:style-name="T4">// anula ponteiro</text:span></text:p>
      <text:p text:style-name="Standard"><text:span text:style-name="T2"><text:tab/></text:span><text:span text:style-name="T1">delete[]</text:span><text:span text:style-name="T2"> b; </text:span><text:span text:style-name="T4">// libera memoria do ponteiro</text:span></text:p>
      <text:p text:style-name="Standard"><text:span text:style-name="T2"><text:tab/>c = </text:span><text:span text:style-name="T9">NULL</text:span><text:span text:style-name="T2">; </text:span><text:span text:style-name="T4">// anula ponteiro</text:span></text:p>
      <text:p text:style-name="Standard"><text:span text:style-name="T2"><text:tab/>free(c); </text:span><text:span text:style-name="T4">// libera memoria do ponteiro</text:span></text:p>
      <text:p text:style-name="P2"/>
      <text:p text:style-name="Standard"><text:span text:style-name="T2"><text:tab/></text:span><text:span text:style-name="T4">// pausar terminal</text:span></text:p>
      <text:p text:style-name="Standard"><text:span text:style-name="T2"><text:tab/>system(</text:span><text:span text:style-name="T3">"pause"</text:span><text:span text:style-name="T2">);</text:span></text:p>
      <text:p text:style-name="Standard"><text:span text:style-name="T2"><text:tab/></text:span></text:p>
      <text:p text:style-name="Standard"><text:span text:style-name="T2"><text:tab/></text:span><text:span text:style-name="T4">// retornar o valor zero após termino da função main sinalizando que não houve erro</text:span></text:p>
      <text:p text:style-name="Standard"><text:span text:style-name="T2"><text:tab/></text:span><text:span text:style-name="T1">return</text:span><text:span text:style-name="T2"> 0;</text:span></text:p>
      <text:p text:style-name="P5"><text:span text:style-name="T2">}</text:span></text:p>
      <text:p text:style-name="P1"/>
      <text:p text:style-name="P1">Referencia:</text:p>
      <text:p text:style-name="P1"/>
      <text:p text:style-name="P4">Do C ao C++, uma abordagem da Engenharia de Software; Barros, Tiago; ano 2002; disponível em: &lt;<text:a xlink:type="simple" xlink:href="http://www.tiagobarros.org/docs/TiagoBarros_do_C_ao_C++.pdf" text:style-name="Internet_20_link" text:visited-style-name="Visited_20_Internet_20_Link">http://www.tiagobarros.org/docs/TiagoBarros_do_C_ao_C++.pdf</text:a>&gt;; visualisado em 18 de Julho de 201<text:span text:style-name="T7">6.</text:span></text:p>
      <text:p text:style-name="P4"/>
      <text:p text:style-name="P6">Curso de Programação em C/C++ - Aula 8 - Array: Vetores e Matrizes; Canal do YouTube: G- Tech; Disponível em: &lt;https://www.youtube.com/watch?v=keehXlLnk24&gt;; Visualizado em 20 de Julho de 2016.</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Roboto" svg:font-family="Roboto, arial, sans-serif"/>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50:04.972000000</meta:creation-date>
    <dc:date>2016-07-20T04:25:48.332000000</dc:date>
    <meta:editing-duration>PT7H41M43S</meta:editing-duration>
    <meta:editing-cycles>28</meta:editing-cycles>
    <meta:generator>LibreOffice/5.0.6.3$Windows_x86 LibreOffice_project/490fc03b25318460cfc54456516ea2519c11d1aa</meta:generator>
    <meta:document-statistic meta:table-count="0" meta:image-count="0" meta:object-count="0" meta:page-count="2" meta:paragraph-count="58" meta:word-count="490" meta:character-count="2629" meta:non-whitespace-character-count="2139"/>
  </office:meta>
</office:document-meta>
</file>